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ObjectInfo.is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Object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ImageObjectInfo.hasCom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ObjectInfo.AFPImageObjec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ObjectInfo.setBitsPerPixel( int bitsPerPix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ObjectInfo.setColor( boolean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FPImageObjectInfo.getCom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ObjectInfo.setCompression( int com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ObjectInfo.getBitsPerPix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